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833cm" style:rel-column-width="10922*"/>
    </style:style>
    <style:style style:name="Table2.F" style:family="table-column">
      <style:table-column-properties style:column-width="2.835cm" style:rel-column-width="1092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154a41" officeooo:paragraph-rsid="00154a41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154a41" officeooo:paragraph-rsid="00154a41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6c8c2" officeooo:paragraph-rsid="0016c8c2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7cc2f" officeooo:paragraph-rsid="0017cc2f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17cc2f" officeooo:paragraph-rsid="0018ad3b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18ad3b" officeooo:paragraph-rsid="0018ad3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8c35e" officeooo:paragraph-rsid="0018c35e" style:font-size-asian="10.5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16c8c2" officeooo:paragraph-rsid="0016c8c2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officeooo:rsid="0018c35e" officeooo:paragraph-rsid="0018c35e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text-position="0% 100%" style:font-name="Liberation Serif" fo:font-size="12pt" fo:font-weight="normal" officeooo:rsid="0018ad3b" officeooo:paragraph-rsid="0018ad3b" style:font-name-asian="Droid Sans" style:font-size-asian="10.5pt" style:font-weight-asian="normal" style:font-name-complex="FreeSans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8ad3b" officeooo:paragraph-rsid="0018ad3b" style:font-name-asian="Droid Sans" style:font-size-asian="10.5pt" style:font-weight-asian="normal" style:font-name-complex="FreeSans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8c35e" officeooo:paragraph-rsid="0018c35e" style:font-name-asian="Droid Sans" style:font-size-asian="10.5pt" style:font-weight-asian="normal" style:font-name-complex="FreeSans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1d0f" officeooo:paragraph-rsid="001a1d0f" style:font-name-asian="Droid Sans" style:font-size-asian="10.5pt" style:font-weight-asian="normal" style:font-name-complex="FreeSans" style:font-size-complex="12pt" style:font-weight-complex="normal"/>
    </style:style>
    <style:style style:name="T1" style:family="text">
      <style:text-properties officeooo:rsid="0016c8c2"/>
    </style:style>
    <style:style style:name="T2" style:family="text">
      <style:text-properties style:font-name="Liberation Serif1" style:font-name-asian="Liberation Serif1" style:font-name-complex="Liberation Serif1"/>
    </style:style>
    <style:style style:name="T3" style:family="text">
      <style:text-properties style:font-name="Liberation Serif" style:font-name-asian="Droid Sans" style:font-name-complex="FreeSans"/>
    </style:style>
    <style:style style:name="T4" style:family="text">
      <style:text-properties style:text-position="sub 58%" style:font-name="Liberation Serif" style:font-name-asian="Droid Sans" style:font-name-complex="FreeSans"/>
    </style:style>
    <style:style style:name="T5" style:family="text">
      <style:text-properties style:text-position="sub 58%" style:font-name="Liberation Serif" officeooo:rsid="0018ad3b" style:font-name-asian="Droid Sans" style:font-name-complex="FreeSans"/>
    </style:style>
    <style:style style:name="T6" style:family="text">
      <style:text-properties style:text-position="0% 100%" style:font-name="Liberation Serif" officeooo:rsid="0018ad3b" style:font-name-asian="Droid Sans" style:font-name-complex="FreeSans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tistics</text:p>
      <text:p text:style-name="P2"/>
      <text:p text:style-name="P2"/>
      <text:p text:style-name="P2">1. <text:s/>Data collection</text:p>
      <text:p text:style-name="P2"><text:tab/>Heights of students</text:p>
      <text:p text:style-name="P2"><text:tab/>Number of people in the family of each student</text:p>
      <text:p text:style-name="P2"><text:tab/>Heights of 10 cities from sea level</text:p>
      <text:p text:style-name="P2"><text:tab/>Distances of home towns of each student</text:p>
      <text:p text:style-name="P2"><text:tab/>Months in which each student was born</text:p>
      <text:p text:style-name="P2">2. Presentation of data</text:p>
      <text:p text:style-name="P2"><text:tab/>Raw data</text:p>
      <text:p text:style-name="P2"><text:tab/>Ungrouped frequency distribution table</text:p>
      <text:p text:style-name="P2"><text:tab/>Grouped frequency distribution table</text:p>
      <text:p text:style-name="P2"/>
      <text:p text:style-name="P2">3. Graphical representation of data</text:p>
      <text:p text:style-name="P2"><text:tab/>Bar graphs</text:p>
      <text:p text:style-name="P2"><text:tab/>Histograms of uniform width or of varying widths<text:span text:style-name="T1"> (use marks table below)</text:span></text:p>
      <text:p text:style-name="P2"><text:tab/>Frequency of polygons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Marks</text:p>
          </table:table-cell>
          <table:table-cell table:style-name="Table1.B1" office:value-type="string">
            <text:p text:style-name="P8">Number of students</text:p>
          </table:table-cell>
        </table:table-row>
        <table:table-row>
          <table:table-cell table:style-name="Table1.A2" office:value-type="string">
            <text:p text:style-name="P8">0 - 20</text:p>
          </table:table-cell>
          <table:table-cell table:style-name="Table1.B2" office:value-type="string">
            <text:p text:style-name="P8">7</text:p>
          </table:table-cell>
        </table:table-row>
        <table:table-row>
          <table:table-cell table:style-name="Table1.A2" office:value-type="string">
            <text:p text:style-name="P8">20-30</text:p>
          </table:table-cell>
          <table:table-cell table:style-name="Table1.B2" office:value-type="string">
            <text:p text:style-name="P8">10</text:p>
          </table:table-cell>
        </table:table-row>
        <table:table-row>
          <table:table-cell table:style-name="Table1.A2" office:value-type="string">
            <text:p text:style-name="P8">30 - 40</text:p>
          </table:table-cell>
          <table:table-cell table:style-name="Table1.B2" office:value-type="string">
            <text:p text:style-name="P8">10</text:p>
          </table:table-cell>
        </table:table-row>
        <table:table-row>
          <table:table-cell table:style-name="Table1.A2" office:value-type="string">
            <text:p text:style-name="P8">40-50 </text:p>
          </table:table-cell>
          <table:table-cell table:style-name="Table1.B2" office:value-type="string">
            <text:p text:style-name="P8">20</text:p>
          </table:table-cell>
        </table:table-row>
        <table:table-row>
          <table:table-cell table:style-name="Table1.A2" office:value-type="string">
            <text:p text:style-name="P8">50-60</text:p>
          </table:table-cell>
          <table:table-cell table:style-name="Table1.B2" office:value-type="string">
            <text:p text:style-name="P8">20</text:p>
          </table:table-cell>
        </table:table-row>
        <table:table-row>
          <table:table-cell table:style-name="Table1.A2" office:value-type="string">
            <text:p text:style-name="P8">60-70</text:p>
          </table:table-cell>
          <table:table-cell table:style-name="Table1.B2" office:value-type="string">
            <text:p text:style-name="P8">15</text:p>
          </table:table-cell>
        </table:table-row>
        <table:table-row>
          <table:table-cell table:style-name="Table1.A2" office:value-type="string">
            <text:p text:style-name="P8">70-above</text:p>
          </table:table-cell>
          <table:table-cell table:style-name="Table1.B2" office:value-type="string">
            <text:p text:style-name="P8">8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8">Total</text:p>
          </table:table-cell>
          <table:table-cell table:style-name="Table1.B2" office:value-type="string">
            <text:p text:style-name="P8">90</text:p>
          </table:table-cell>
        </table:table-row>
      </table:table>
      <text:p text:style-name="P2"/>
      <text:p text:style-name="P2"><text:tab/></text:p>
      <text:p text:style-name="P3">4. Measures of central tendency</text:p>
      <text:p text:style-name="P3"/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8">Question numbers</text:p>
          </table:table-cell>
          <table:table-cell table:style-name="Table2.A1" office:value-type="string">
            <text:p text:style-name="P8">1</text:p>
          </table:table-cell>
          <table:table-cell table:style-name="Table2.A1" office:value-type="string">
            <text:p text:style-name="P8">2</text:p>
          </table:table-cell>
          <table:table-cell table:style-name="Table2.A1" office:value-type="string">
            <text:p text:style-name="P8">3</text:p>
          </table:table-cell>
          <table:table-cell table:style-name="Table2.A1" office:value-type="string">
            <text:p text:style-name="P8">4</text:p>
          </table:table-cell>
          <table:table-cell table:style-name="Table2.F1" office:value-type="string">
            <text:p text:style-name="P8">5</text:p>
          </table:table-cell>
        </table:table-row>
        <table:table-row>
          <table:table-cell table:style-name="Table2.A2" office:value-type="string">
            <text:p text:style-name="P8">Mary's score</text:p>
          </table:table-cell>
          <table:table-cell table:style-name="Table2.A2" office:value-type="string">
            <text:p text:style-name="P8">10</text:p>
          </table:table-cell>
          <table:table-cell table:style-name="Table2.A2" office:value-type="string">
            <text:p text:style-name="P8">8</text:p>
          </table:table-cell>
          <table:table-cell table:style-name="Table2.A2" office:value-type="string">
            <text:p text:style-name="P8">9</text:p>
          </table:table-cell>
          <table:table-cell table:style-name="Table2.A2" office:value-type="string">
            <text:p text:style-name="P8">8</text:p>
          </table:table-cell>
          <table:table-cell table:style-name="Table2.F2" office:value-type="string">
            <text:p text:style-name="P8">7</text:p>
          </table:table-cell>
        </table:table-row>
        <table:table-row>
          <table:table-cell table:style-name="Table2.A2" office:value-type="string">
            <text:p text:style-name="P8">Hari's score</text:p>
          </table:table-cell>
          <table:table-cell table:style-name="Table2.A2" office:value-type="string">
            <text:p text:style-name="P8">4</text:p>
          </table:table-cell>
          <table:table-cell table:style-name="Table2.A2" office:value-type="string">
            <text:p text:style-name="P8">7</text:p>
          </table:table-cell>
          <table:table-cell table:style-name="Table2.A2" office:value-type="string">
            <text:p text:style-name="P8">10</text:p>
          </table:table-cell>
          <table:table-cell table:style-name="Table2.A2" office:value-type="string">
            <text:p text:style-name="P8">10</text:p>
          </table:table-cell>
          <table:table-cell table:style-name="Table2.F2" office:value-type="string">
            <text:p text:style-name="P8">10</text:p>
          </table:table-cell>
        </table:table-row>
      </table:table>
      <text:p text:style-name="P3"/>
      <text:p text:style-name="P3"><text:tab/>Mean </text:p>
      <text:p text:style-name="P3"><text:tab/>Median</text:p>
      <text:p text:style-name="P3"><text:tab/>Mode</text:p>
      <text:p text:style-name="P3"/>
      <text:p text:style-name="P3">Extreme values affect the mean.</text:p>
      <text:p text:style-name="P3">Ex: salaries of <text:s/>employees</text:p>
      <text:p text:style-name="P3">5000 5200 5200 5800 5200 15000</text:p>
      <text:p text:style-name="P3"/>
      <text:p text:style-name="P4"><text:soft-page-break/>Mean of grouped data:</text:p>
      <text:p text:style-name="P4"><text:tab/>Ungrouped data<text:tab/>mean = <text:s text:c="12"/><text:span text:style-name="T2">∑</text:span><text:span text:style-name="T3">f</text:span><text:span text:style-name="T4">i</text:span><text:span text:style-name="T3">x</text:span><text:span text:style-name="T4">i </text:span><text:span text:style-name="T3">/</text:span><text:span text:style-name="T2">∑</text:span><text:span text:style-name="T3">f</text:span><text:span text:style-name="T4">i</text:span></text:p>
      <text:p text:style-name="P5"><text:span text:style-name="T3"><text:tab/>Grouped data <text:tab/><text:tab/> mean = <text:tab/> </text:span><text:span text:style-name="T2">∑</text:span><text:span text:style-name="T3">f</text:span><text:span text:style-name="T4">i</text:span><text:span text:style-name="T3">x</text:span><text:span text:style-name="T4">i </text:span><text:span text:style-name="T3">/</text:span><text:span text:style-name="T2">∑</text:span><text:span text:style-name="T3">f</text:span><text:span text:style-name="T4">i <text:s text:c="3"/></text:span><text:span text:style-name="T5"><text:s text:c="2"/></text:span><text:span text:style-name="T6"><text:s/>xi = class midpoint</text:span></text:p>
      <text:p text:style-name="P10"><text:tab/></text:p>
      <text:p text:style-name="P5"/>
      <text:p text:style-name="P10">Mode :</text:p>
      <text:p text:style-name="P5"><text:span text:style-name="T6"><draw:frame draw:style-name="fr1" draw:name="Object1" text:anchor-type="as-char" svg:y="-0.386cm" svg:width="7.094cm" svg:height="0.506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4"> </text:span></text:p>
      <text:p text:style-name="P4"/>
      <text:p text:style-name="P11">l = lower limit of the modal class</text:p>
      <text:p text:style-name="P11">h = size of the class interval(assuming all class sizes to be equal)</text:p>
      <text:p text:style-name="P11">f1 = frequency of the modal class</text:p>
      <text:p text:style-name="P11">f0 = frequency of the class preceding the modal class</text:p>
      <text:p text:style-name="P11">f2 = frequency of the class succeeding the modal class</text:p>
      <text:p text:style-name="P6"/>
      <text:p text:style-name="P11">Median:</text:p>
      <text:p text:style-name="P6"/>
      <text:p text:style-name="P11">cumulative frequency column</text:p>
      <text:p text:style-name="P6"/>
      <text:p text:style-name="P12">Median = l <text:s text:c="2"/>+ ((n/2 - cf)/f) * h</text:p>
      <text:p text:style-name="P7"/>
      <text:p text:style-name="P12">l = lower limit of median class</text:p>
      <text:p text:style-name="P12">n = number of observations</text:p>
      <text:p text:style-name="P12"><text:s/>cf = cumulative frequency of class preceding the median class</text:p>
      <text:p text:style-name="P12">f = frequency of median class</text:p>
      <text:p text:style-name="P12">h = size of the class interval(assuming all class sizes to be equal)</text:p>
      <text:p text:style-name="P7"/>
      <text:p text:style-name="P7"/>
      <table:table table:name="Table3" table:style-name="Table3">
        <table:table-column table:style-name="Table3.A"/>
        <table:table-row>
          <table:table-cell table:style-name="Table3.A1" office:value-type="string">
            <text:p text:style-name="P9"><text:s/>3 <text:s/>median <text:s/>= <text:s/>mode <text:s/>+ <text:s/>2 mean</text:p>
          </table:table-cell>
        </table:table-row>
      </table:table>
      <text:p text:style-name="P7"/>
      <text:p text:style-name="P12">cumulative frequency curves or ogives</text:p>
      <text:p text:style-name="P12"><text:tab/>less than type, greater than types</text:p>
      <text:p text:style-name="P12"><text:tab/>can get median from them also</text:p>
      <text:p text:style-name="P7"/>
      <text:p text:style-name="P12">Note: </text:p>
      <text:p text:style-name="P12">1. <text:s text:c="2"/>class intervals should be continuous for calculating median or mode for grouped data. </text:p>
      <text:p text:style-name="P12"><text:s/>2. <text:s text:c="2"/>For ogives, the scale may not be the same on both the axes.</text:p>
      <text:p text:style-name="P12"/>
      <text:p text:style-name="P12"/>
      <text:p text:style-name="P13">5. Measures of <text:s/>dispersion</text:p>
      <text:p text:style-name="P13"/>
      <text:p text:style-name="P13">Batsman A <text:s/>: <text:s/>30,91,0,64,42,80,30,5,117,71</text:p>
      <text:p text:style-name="P13"><text:s text:c="15"/>B <text:s/>: <text:s/>53,46,48,50,53,53,58,60,57,52</text:p>
      <text:p text:style-name="P13"/>
      <text:p text:style-name="P13">a. <text:s/>Range <text:s text:c="10"/>= <text:s/>max <text:s/>- min <text:s/>value</text:p>
      <text:p text:style-name="P13">b. Mean deviation</text:p>
      <text:p text:style-name="P13"><text:s text:c="22"/>sum of absolute values of deviations from 'a'</text:p>
      <text:p text:style-name="P13"><text:s text:c="23"/>-----------------------------------------------------</text:p>
      <text:p text:style-name="P13"><text:s text:c="28"/>number of observations</text:p>
      <text:p text:style-name="P13"><text:s text:c="2"/></text:p>
      <text:p text:style-name="P13"><text:s text:c="10"/>'a ' <text:s/>can be mean or median.</text:p>
      <text:p text:style-name="P13"/>
      <text:p text:style-name="P13"><text:s/>For grouped data , <text:s/>in place of xi, <text:s/>put |xi - M|</text:p>
      <text:p text:style-name="P13"><text:soft-page-break/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9T11:06:36.873583834</meta:creation-date>
    <dc:date>2014-09-19T12:46:53.657068424</dc:date>
    <meta:editing-duration>PT7M46S</meta:editing-duration>
    <meta:editing-cycles>2</meta:editing-cycles>
    <meta:generator>LibreOffice/4.2.4.2$Linux_x86 LibreOffice_project/420m0$Build-2</meta:generator>
    <meta:document-statistic meta:table-count="3" meta:image-count="0" meta:object-count="1" meta:page-count="3" meta:paragraph-count="96" meta:word-count="370" meta:character-count="2152" meta:non-whitespace-character-count="1687"/>
  </office:meta>
</office:document-meta>
</file>

<file path=Object 1/content.xml><?xml version="1.0" encoding="utf-8"?>
<math xmlns="http://www.w3.org/1998/Math/MathML" display="block">
  <semantics>
    <mrow>
      <mi mathvariant="italic">mode</mi>
      <mo stretchy="false">=</mo>
      <mrow>
        <mi>l</mi>
        <mo stretchy="false">+</mo>
        <mrow>
          <mrow>
            <mo fence="true" stretchy="false">(</mo>
            <mrow>
              <mrow>
                <mrow>
                  <mo fence="true" stretchy="false">(</mo>
                  <mrow>
                    <mrow>
                      <mi>f</mi>
                      <mrow>
                        <mn>1</mn>
                        <mo stretchy="false">−</mo>
                        <mi>f</mi>
                      </mrow>
                      <mn>0</mn>
                    </mrow>
                  </mrow>
                  <mo fence="true" stretchy="false">)</mo>
                </mrow>
                <mo stretchy="false">/</mo>
                <mrow>
                  <mo fence="true" stretchy="false">(</mo>
                  <mrow>
                    <mrow>
                      <mn>2</mn>
                      <mi>f</mi>
                      <mrow>
                        <mn>1</mn>
                        <mo stretchy="false">−</mo>
                        <mi>f</mi>
                      </mrow>
                      <mrow>
                        <mn>0</mn>
                        <mo stretchy="false">−</mo>
                        <mi>f</mi>
                      </mrow>
                      <mn>2</mn>
                    </mrow>
                  </mrow>
                  <mo fence="true" stretchy="false">)</mo>
                </mrow>
              </mrow>
            </mrow>
            <mo fence="true" stretchy="false">)</mo>
          </mrow>
          <mo stretchy="false">∗</mo>
          <mi>h</mi>
        </mrow>
      </mrow>
    </mrow>
    <annotation encoding="StarMath 5.0">mode = l + ((f1 - f0) / (2f1 - f0 -f2) ) * h
 </annotation>
  </semantics>
</math>
</file>